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700000073B84AE3D5.png"/>
  <manifest:file-entry manifest:media-type="image/png" manifest:full-path="Pictures/10000000000003850000019EFD35C028.png"/>
  <manifest:file-entry manifest:media-type="image/png" manifest:full-path="Pictures/100000000000037F000000C82C973B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847cm" fo:text-align="center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847cm" fo:text-align="start" style:justify-single-word="false" fo:widows="1" fo:text-indent="0cm" style:auto-text-indent="false"/>
    </style:style>
    <style:style style:name="T1" style:family="text">
      <style:text-properties fo:font-variant="normal" fo:text-transform="none" fo:color="#000000" style:font-name="Times New Roman1" fo:font-size="12pt" fo:letter-spacing="normal" fo:language="en" fo:country="CA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rom the Customs Enforcement Manual</text:p>
      <text:p text:style-name="P1"><draw:frame draw:style-name="fr1" draw:name="graphics2" text:anchor-type="paragraph" svg:x="0cm" svg:y="1cm" svg:width="17.59cm" svg:height="1.873cm" draw:z-index="1"><draw:image xlink:href="Pictures/100000000000043700000073B84AE3D5.png" xlink:type="simple" xlink:show="embed" xlink:actuate="onLoad"/></draw:frame></text:p>
      <text:p text:style-name="P1"/>
      <text:p text:style-name="P1"><draw:frame draw:style-name="fr1" draw:name="graphics1" text:anchor-type="paragraph" svg:x="0.282cm" svg:y="5.285cm" svg:width="17.59cm" svg:height="8.082cm" draw:z-index="0"><draw:image xlink:href="Pictures/10000000000003850000019EFD35C02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art 3 Questioning</text:p>
      <text:p text:style-name="P1"><draw:frame draw:style-name="fr2" draw:name="graphics3" text:anchor-type="paragraph" svg:width="17.59cm" svg:height="3.93cm" draw:z-index="2"><draw:image xlink:href="Pictures/100000000000037F000000C82C973B73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5-05-31T23:09:29.48</meta:creation-date>
    <dc:date>2015-05-31T23:38:34.63</dc:date>
    <dc:creator>Radu Hociung</dc:creator>
    <meta:editing-duration>PT29M4S</meta:editing-duration>
    <meta:editing-cycles>3</meta:editing-cycles>
    <meta:generator>OpenOffice/4.0.1$Win32 OpenOffice.org_project/401m5$Build-9714</meta:generator>
    <meta:document-statistic meta:table-count="0" meta:image-count="3" meta:object-count="0" meta:page-count="2" meta:paragraph-count="2" meta:word-count="8" meta:character-count="53"/>
  </office:meta>
</office:document-meta>
</file>